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748101</text:p>
          </table:table-cell>
          <table:table-cell office:value-type="string" calcext:value-type="string">
            <text:p>2025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8344" calcext:value-type="float">
            <text:p>50.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48101</text:p>
          </table:table-cell>
          <table:table-cell office:value-type="string" calcext:value-type="string">
            <text:p>202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1016" calcext:value-type="float">
            <text:p>50.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48101</text:p>
          </table:table-cell>
          <table:table-cell office:value-type="string" calcext:value-type="string">
            <text:p>2023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0912" calcext:value-type="float">
            <text:p>50.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48101</text:p>
          </table:table-cell>
          <table:table-cell office:value-type="string" calcext:value-type="string">
            <text:p>2022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92" calcext:value-type="float">
            <text:p>50.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48101</text:p>
          </table:table-cell>
          <table:table-cell office:value-type="string" calcext:value-type="string">
            <text:p>2021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6152" calcext:value-type="float">
            <text:p>50.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48101</text:p>
          </table:table-cell>
          <table:table-cell office:value-type="string" calcext:value-type="string">
            <text:p>2020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5296" calcext:value-type="float">
            <text:p>50.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48101</text:p>
          </table:table-cell>
          <table:table-cell office:value-type="string" calcext:value-type="string">
            <text:p>2018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1392" calcext:value-type="float">
            <text:p>50.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48101</text:p>
          </table:table-cell>
          <table:table-cell office:value-type="string" calcext:value-type="string">
            <text:p>2018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3792" calcext:value-type="float">
            <text:p>51.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48101</text:p>
          </table:table-cell>
          <table:table-cell office:value-type="string" calcext:value-type="string">
            <text:p>2016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3856" calcext:value-type="float">
            <text:p>49.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48101</text:p>
          </table:table-cell>
          <table:table-cell office:value-type="string" calcext:value-type="string">
            <text:p>2016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9304" calcext:value-type="float">
            <text:p>50.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48101</text:p>
          </table:table-cell>
          <table:table-cell office:value-type="string" calcext:value-type="string">
            <text:p>2015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7112" calcext:value-type="float">
            <text:p>50.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48101</text:p>
          </table:table-cell>
          <table:table-cell office:value-type="string" calcext:value-type="string">
            <text:p>2014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5296" calcext:value-type="float">
            <text:p>50.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48101</text:p>
          </table:table-cell>
          <table:table-cell office:value-type="string" calcext:value-type="string">
            <text:p>201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1872" calcext:value-type="float">
            <text:p>50.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48101</text:p>
          </table:table-cell>
          <table:table-cell office:value-type="string" calcext:value-type="string">
            <text:p>2012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5672" calcext:value-type="float">
            <text:p>49.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48101</text:p>
          </table:table-cell>
          <table:table-cell office:value-type="string" calcext:value-type="string">
            <text:p>2011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63784" calcext:value-type="float">
            <text:p>48.56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48101</text:p>
          </table:table-cell>
          <table:table-cell office:value-type="string" calcext:value-type="string">
            <text:p>2010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19816" calcext:value-type="float">
            <text:p>48.81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48101</text:p>
          </table:table-cell>
          <table:table-cell office:value-type="string" calcext:value-type="string">
            <text:p>2009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4608" calcext:value-type="float">
            <text:p>48.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48101</text:p>
          </table:table-cell>
          <table:table-cell office:value-type="string" calcext:value-type="string">
            <text:p>2008-0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87" calcext:value-type="float">
            <text:p>48.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48101</text:p>
          </table:table-cell>
          <table:table-cell office:value-type="string" calcext:value-type="string">
            <text:p>2007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4984" calcext:value-type="float">
            <text:p>48.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48101</text:p>
          </table:table-cell>
          <table:table-cell office:value-type="string" calcext:value-type="string">
            <text:p>2006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2792" calcext:value-type="float">
            <text:p>48.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48101</text:p>
          </table:table-cell>
          <table:table-cell office:value-type="string" calcext:value-type="string">
            <text:p>2005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4672" calcext:value-type="float">
            <text:p>46.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48101</text:p>
          </table:table-cell>
          <table:table-cell office:value-type="string" calcext:value-type="string">
            <text:p>2004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2792" calcext:value-type="float">
            <text:p>48.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48101</text:p>
          </table:table-cell>
          <table:table-cell office:value-type="string" calcext:value-type="string">
            <text:p>2003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9744" calcext:value-type="float">
            <text:p>48.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48101</text:p>
          </table:table-cell>
          <table:table-cell office:value-type="string" calcext:value-type="string">
            <text:p>2002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204" calcext:value-type="float">
            <text:p>48.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48101</text:p>
          </table:table-cell>
          <table:table-cell office:value-type="string" calcext:value-type="string">
            <text:p>2000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4504" calcext:value-type="float">
            <text:p>47.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48101</text:p>
          </table:table-cell>
          <table:table-cell office:value-type="string" calcext:value-type="string">
            <text:p>1999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7928" calcext:value-type="float">
            <text:p>47.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48101</text:p>
          </table:table-cell>
          <table:table-cell office:value-type="string" calcext:value-type="string">
            <text:p>1998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012" calcext:value-type="float">
            <text:p>47.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48101</text:p>
          </table:table-cell>
          <table:table-cell office:value-type="string" calcext:value-type="string">
            <text:p>1996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06" calcext:value-type="float">
            <text:p>48.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48101</text:p>
          </table:table-cell>
          <table:table-cell office:value-type="string" calcext:value-type="string">
            <text:p>199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1288" calcext:value-type="float">
            <text:p>49.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48101</text:p>
          </table:table-cell>
          <table:table-cell office:value-type="string" calcext:value-type="string">
            <text:p>1994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68" calcext:value-type="float">
            <text:p>48.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48101</text:p>
          </table:table-cell>
          <table:table-cell office:value-type="string" calcext:value-type="string">
            <text:p>1993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7824" calcext:value-type="float">
            <text:p>46.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48101</text:p>
          </table:table-cell>
          <table:table-cell office:value-type="string" calcext:value-type="string">
            <text:p>1992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6592" calcext:value-type="float">
            <text:p>47.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48101</text:p>
          </table:table-cell>
          <table:table-cell office:value-type="string" calcext:value-type="string">
            <text:p>1991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9432" calcext:value-type="float">
            <text:p>45.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48101</text:p>
          </table:table-cell>
          <table:table-cell office:value-type="string" calcext:value-type="string">
            <text:p>1990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1728" calcext:value-type="float">
            <text:p>46.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48101</text:p>
          </table:table-cell>
          <table:table-cell office:value-type="string" calcext:value-type="string">
            <text:p>1988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36864" calcext:value-type="float">
            <text:p>46.53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48101</text:p>
          </table:table-cell>
          <table:table-cell office:value-type="string" calcext:value-type="string">
            <text:p>1983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20768" calcext:value-type="float">
            <text:p>42.7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48101</text:p>
          </table:table-cell>
          <table:table-cell office:value-type="string" calcext:value-type="string">
            <text:p>1979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31136" calcext:value-type="float">
            <text:p>40.3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64" meta:object-count="0"/>
    <meta:user-defined meta:name="AppVersion">3.0</meta:user-defined>
  </office:meta>
</office:document-meta>
</file>